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d0e" officeooo:paragraph-rsid="00158d0e"/>
    </style:style>
    <style:style style:name="P2" style:family="paragraph" style:parent-style-name="Standard">
      <style:text-properties fo:font-weight="bold" officeooo:rsid="00158d0e" officeooo:paragraph-rsid="00158d0e" style:font-weight-asian="bold" style:font-weight-complex="bold"/>
    </style:style>
    <style:style style:name="P3" style:family="paragraph" style:parent-style-name="Standard">
      <style:text-properties fo:font-weight="bold" officeooo:rsid="00180c82" officeooo:paragraph-rsid="0019df30" style:font-weight-asian="bold" style:font-weight-complex="bold"/>
    </style:style>
    <style:style style:name="P4" style:family="paragraph" style:parent-style-name="Standard">
      <style:text-properties officeooo:rsid="0017d04e" officeooo:paragraph-rsid="00158d0e"/>
    </style:style>
    <style:style style:name="P5" style:family="paragraph" style:parent-style-name="Standard">
      <style:text-properties fo:font-weight="bold" officeooo:rsid="00158d0e" officeooo:paragraph-rsid="00158d0e" style:font-weight-asian="bold" style:font-weight-complex="bold"/>
    </style:style>
    <style:style style:name="P6" style:family="paragraph" style:parent-style-name="Standard">
      <style:text-properties fo:font-weight="bold" officeooo:rsid="001b7949" officeooo:paragraph-rsid="001b7949" style:font-weight-asian="bold" style:font-weight-complex="bold"/>
    </style:style>
    <style:style style:name="P7" style:family="paragraph" style:parent-style-name="Standard">
      <style:text-properties fo:font-weight="normal" officeooo:rsid="001b7949" officeooo:paragraph-rsid="001b7949" style:font-weight-asian="normal" style:font-weight-complex="normal"/>
    </style:style>
    <style:style style:name="T1" style:family="text">
      <style:text-properties officeooo:rsid="001cd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24 273 715</text:p>
      <text:p text:style-name="P2"/>
      <text:p text:style-name="P6">Program:</text:p>
      <text:p text:style-name="P2"/>
      <text:p text:style-name="P2">Controller:</text:p>
      <text:p text:style-name="P1">- hält: Brett</text:p>
      <text:p text:style-name="P1">- initialisieren</text:p>
      <text:p text:style-name="P1">- als String ausgeben</text:p>
      <text:p text:style-name="P1">- Koordinatenpaar suchen</text:p>
      <text:p text:style-name="P1">- Koordinatenpaar löschen</text:p>
      <text:p text:style-name="P4"/>
      <text:p text:style-name="P6">Brett:</text:p>
      <text:p text:style-name="P7">Konstanten:</text:p>
      <text:p text:style-name="P7">- MaxAnzReihen = 8, MaxAnzReihen = 8</text:p>
      <text:p text:style-name="P7">- SpielsteinRangeUnten = 1, SpielsteinRangeOben = 7</text:p>
      <text:p text:style-name="P7"/>
      <text:p text:style-name="P7">- initialisieren: Füllt Brett Random</text:p>
      <text:p text:style-name="P7">- FuelleBrett: <text:span text:style-name="T1">Steine fallen von oben nach unten: Lässt 0er Fallen und füllt den obersten Wert mit Random auf</text:span></text:p>
      <text:p text:style-name="P7">- <text:span text:style-name="T1">SpalteFallenLassenAbPosition: Löscht Steine und anschließend die oberen um 1 Runter fallen – oberster wird Random gefül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9S</meta:editing-duration>
    <meta:editing-cycles>9</meta:editing-cycles>
    <meta:generator>LibreOffice/4.2.6.3$Windows_x86 LibreOffice_project/3fd416d4c6db7d3204c17ce57a1d70f6e531ee21</meta:generator>
    <dc:date>2014-11-04T15:29:11.182000000</dc:date>
    <meta:document-statistic meta:table-count="0" meta:image-count="0" meta:object-count="0" meta:page-count="1" meta:paragraph-count="15" meta:word-count="76" meta:character-count="502" meta:non-whitespace-character-count="440"/>
    <meta:user-defined meta:name="Info 1"/>
    <meta:user-defined meta:name="Info 2"/>
    <meta:user-defined meta:name="Info 3"/>
    <meta:user-defined meta:name="Info 4"/>
  </office:meta>
</office:document-meta>
</file>